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4pt" officeooo:paragraph-rsid="000ae106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Times New Roman" fo:font-size="14pt" fo:language="ru" fo:country="RU" officeooo:rsid="000c6492" officeooo:paragraph-rsid="000ae106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Times New Roman" fo:font-size="14pt" fo:language="ru" fo:country="RU" officeooo:rsid="000f77a1" officeooo:paragraph-rsid="000ae106" style:font-size-asian="14pt" style:font-size-complex="14pt"/>
    </style:style>
    <style:style style:name="T1" style:family="text">
      <style:text-properties fo:language="en" fo:country="US" officeooo:rsid="000ae106"/>
    </style:style>
    <style:style style:name="T2" style:family="text">
      <style:text-properties fo:language="en" fo:country="US" officeooo:rsid="00168e70"/>
    </style:style>
    <style:style style:name="T3" style:family="text">
      <style:text-properties fo:language="en" fo:country="US" fo:font-style="italic" officeooo:rsid="000ae106" style:font-style-asian="italic" style:font-style-complex="italic"/>
    </style:style>
    <style:style style:name="T4" style:family="text">
      <style:text-properties fo:language="en" fo:country="US" fo:font-style="italic" fo:font-weight="bold" officeooo:rsid="000ae106" style:font-style-asian="italic" style:font-weight-asian="bold" style:font-style-complex="italic" style:font-weight-complex="bold"/>
    </style:style>
    <style:style style:name="T5" style:family="text">
      <style:text-properties fo:language="ru" fo:country="RU" officeooo:rsid="000c6492"/>
    </style:style>
    <style:style style:name="T6" style:family="text">
      <style:text-properties fo:language="ru" fo:country="RU" officeooo:rsid="000d38d5"/>
    </style:style>
    <style:style style:name="T7" style:family="text">
      <style:text-properties fo:language="ru" fo:country="RU" officeooo:rsid="000f77a1"/>
    </style:style>
    <style:style style:name="T8" style:family="text">
      <style:text-properties fo:language="ru" fo:country="RU" officeooo:rsid="0010311f"/>
    </style:style>
    <style:style style:name="T9" style:family="text">
      <style:text-properties fo:language="ru" fo:country="RU" officeooo:rsid="0014be39"/>
    </style:style>
    <style:style style:name="T10" style:family="text">
      <style:text-properties fo:language="ru" fo:country="RU" fo:font-weight="bold" officeooo:rsid="000f77a1" style:font-weight-asian="bold" style:font-weight-complex="bold"/>
    </style:style>
    <style:style style:name="T11" style:family="text">
      <style:text-properties fo:language="ru" fo:country="RU" fo:font-style="italic" fo:font-weight="bold" officeooo:rsid="000f77a1" style:font-style-asian="italic" style:font-weight-asian="bold" style:font-style-complex="italic" style:font-weight-complex="bold"/>
    </style:style>
    <style:style style:name="T12" style:family="text">
      <style:text-properties officeooo:rsid="00168e70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/text:span><text:span text:style-name="T4">1 </text:span><text:span text:style-name="T14">Укажите составные части маршрута в таблице маршрутизации</text:span></text:p>
      <text:p text:style-name="P1"><text:tab/><text:tab/>- адрес шлюза</text:p>
      <text:p text:style-name="P1"><text:tab/><text:tab/>- сетевая маска</text:p>
      <text:p text:style-name="P1"><text:tab/><text:tab/>- <text:span text:style-name="T5">метрика</text:span></text:p>
      <text:p text:style-name="P2"><text:tab/><text:tab/>- адрес сети назначения</text:p>
      <text:p text:style-name="P1"><text:span text:style-name="T5"><text:tab/><text:tab/>- в</text:span><text:span text:style-name="T6">ы</text:span><text:span text:style-name="T5">ходной интерфейс</text:span></text:p>
      <text:p text:style-name="P2"><text:tab/><text:tab/>- маршрут по умолчанию</text:p>
      <text:p text:style-name="P1"><text:span text:style-name="T5"/></text:p>
      <text:p text:style-name="P1"><text:span text:style-name="T5"><text:tab/></text:span><text:span text:style-name="T11">2 Дана таблица маршрутизации</text:span></text:p>
      <text:p text:style-name="P3"><text:tab/><text:tab/>192.168.0.0 255.255.255.224 fa0/0</text:p>
      <text:p text:style-name="P3"><text:tab/><text:tab/>192.168.0.32 255.255.255.224 fa1/0</text:p>
      <text:p text:style-name="P3"><text:tab/><text:tab/>152.148.24.0 255.255.255.128 201.105.22.11</text:p>
      <text:p text:style-name="P1"><text:span text:style-name="T7"/></text:p>
      <text:p text:style-name="P1"><text:span text:style-name="T7"><text:tab/>Укажите направление передачи пакета с адресом назначения</text:span><text:span text:style-name="T9">:</text:span></text:p>
      <text:p text:style-name="P3"><text:tab/><text:tab/>152.148.24.22 - 201.105.22.11</text:p>
      <text:p text:style-name="P3"><text:tab/><text:tab/>192.168.0.3 - fa0/0</text:p>
      <text:p text:style-name="P1"><text:span text:style-name="T7"><text:tab/><text:tab/>192.168.0.34 </text:span><text:span text:style-name="T8">- </text:span><text:span text:style-name="T7">fa1/0</text:span></text:p>
      <text:p text:style-name="P3"><text:tab/><text:tab/>192.168.0.92 — <text:span text:style-name="T2">fa1/0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0T17:28:22.335000000</meta:creation-date>
    <dc:date>2024-05-20T18:35:49.439000000</dc:date>
    <meta:editing-duration>PT13M44S</meta:editing-duration>
    <meta:editing-cycles>9</meta:editing-cycles>
    <meta:generator>LibreOffice/24.2.0.3$Windows_X86_64 LibreOffice_project/da48488a73ddd66ea24cf16bbc4f7b9c08e9bea1</meta:generator>
    <meta:document-statistic meta:table-count="0" meta:image-count="0" meta:object-count="0" meta:page-count="1" meta:paragraph-count="16" meta:word-count="58" meta:character-count="471" meta:non-whitespace-character-count="399"/>
  </office:meta>
</office:document-meta>
</file>